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9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Factura Nro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Para</text:p>
          </table:table-cell>
          <table:table-cell table:style-name="ce1" office:value-type="string" calcext:value-type="string">
            <text:p>Monto</text:p>
          </table:table-cell>
          <table:table-cell table:style-name="ce1" office:value-type="string" calcext:value-type="string">
            <text:p>TOT X MES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8-02-02" calcext:value-type="date">
            <text:p>02/02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8-02-02" calcext:value-type="date">
            <text:p>02/02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formula="of:=[.E9]+[.E8]" office:value-type="float" office:value="31800" calcext:value-type="float">
            <text:p>3180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8-01-03" calcext:value-type="date">
            <text:p>01/03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8-01-03" calcext:value-type="date">
            <text:p>01/03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formula="of:=[.E11]+[.E10]" office:value-type="float" office:value="31800" calcext:value-type="float">
            <text:p>318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27/04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10000" calcext:value-type="float">
            <text:p>10000</text:p>
          </table:table-cell>
          <table:table-cell table:formula="of:=SUM([.E12:.E14])" office:value-type="float" office:value="41800" calcext:value-type="float">
            <text:p>4180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formula="of:=SUM([.E15:.E16])" office:value-type="float" office:value="31800" calcext:value-type="float">
            <text:p>3180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formula="of:=SUM([.E17:.E19])" office:value-type="float" office:value="36800" calcext:value-type="float">
            <text:p>368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formula="of:=SUM([.E20:.E23])" office:value-type="float" office:value="46800" calcext:value-type="float">
            <text:p>4680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Adelanto SIST OSDE</text:p>
          </table:table-cell>
          <table:table-cell office:value-type="string" calcext:value-type="string">
            <text:p>SCIENZA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8-10-08" calcext:value-type="date">
            <text:p>10/08/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14400" calcext:value-type="float">
            <text:p>14400</text:p>
          </table:table-cell>
          <table:table-cell table:formula="of:=SUM([.E24:.E27])" office:value-type="float" office:value="54200" calcext:value-type="float">
            <text:p>542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14/09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19/09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5000" calcext:value-type="float">
            <text:p>5000</text:p>
          </table:table-cell>
          <table:table-cell table:formula="of:=SUM([.E28:.E31])" office:value-type="float" office:value="41800" calcext:value-type="float">
            <text:p>4180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8-04-10" calcext:value-type="date">
            <text:p>04/10/18</text:p>
          </table:table-cell>
          <table:table-cell office:value-type="string" calcext:value-type="string">
            <text:p>DESARROLLO OSDE</text:p>
          </table:table-cell>
          <table:table-cell office:value-type="string" calcext:value-type="string">
            <text:p>SCIENZA</text:p>
          </table:table-cell>
          <table:table-cell office:value-type="float" office:value="27000" calcext:value-type="float">
            <text:p>2700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8-04-10" calcext:value-type="date">
            <text:p>04/10/18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26/10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10000" calcext:value-type="float">
            <text:p>10000</text:p>
          </table:table-cell>
          <table:table-cell table:formula="of:=[.E36]+[.E35]+[.E34]+[.E33]+[.E32]" office:value-type="float" office:value="70800" calcext:value-type="float">
            <text:p>70800</text:p>
          </table:table-cell>
          <table:table-cell table:formula="of:=[.F36]*0.03"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3500" calcext:value-type="float">
            <text:p>1350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23/11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23/11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6000" calcext:value-type="float">
            <text:p>6000</text:p>
          </table:table-cell>
          <table:table-cell table:formula="of:=SUM([.E37:.E41])" office:value-type="float" office:value="51750" calcext:value-type="float">
            <text:p>51750</text:p>
          </table:table-cell>
          <table:table-cell office:value-type="float" office:value="51750" calcext:value-type="float">
            <text:p>5175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3500" calcext:value-type="float">
            <text:p>135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formula="of:=SUM([.E6:.E44])" office:value-type="float" office:value="512900" calcext:value-type="float">
            <text:p>5129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3500" calcext:value-type="float">
            <text:p>13500</text:p>
          </table:table-cell>
          <table:table-cell/>
          <table:table-cell table:style-name="ce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 style:data-style-name="N2" text:time-value="11:16:00.190309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2:25:23.107178077</meta:creation-date>
    <dc:date>2019-01-04T11:17:22.089086466</dc:date>
    <meta:editing-duration>PT1H47M10S</meta:editing-duration>
    <meta:editing-cycles>32</meta:editing-cycles>
    <meta:generator>LibreOffice/5.3.5.2$Linux_X86_64 LibreOffice_project/30m0$Build-2</meta:generator>
    <meta:document-statistic meta:table-count="1" meta:cell-count="229" meta:object-count="0"/>
  </office:meta>
</office:document-meta>
</file>